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1cm" fo:min-width="12.2cm"/>
    </style:style>
    <style:style style:name="gr2" style:family="graphic" style:parent-style-name="standard">
      <style:graphic-properties draw:textarea-horizontal-align="justify" draw:textarea-vertical-align="middle" draw:auto-grow-height="false" fo:min-height="18.165cm" fo:min-width="11.565cm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1.546cm" fo:min-width="1.296cm"/>
    </style:style>
    <style:style style:name="gr4" style:family="graphic" style:parent-style-name="standard">
      <style:graphic-properties svg:stroke-color="#b85c00" draw:fill-color="#b85c00" draw:textarea-horizontal-align="justify" draw:textarea-vertical-align="middle" draw:auto-grow-height="false" fo:min-height="4.41cm" fo:min-width="3.398cm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2.29cm" fo:min-width="6.485cm"/>
    </style:style>
    <style:style style:name="gr6" style:family="graphic" style:parent-style-name="standard">
      <style:graphic-properties draw:fill-color="#4e102d" draw:textarea-horizontal-align="justify" draw:textarea-vertical-align="middle" draw:auto-grow-height="false" fo:min-height="0.004cm" fo:min-width="3.31cm"/>
    </style:style>
    <style:style style:name="gr7" style:family="graphic" style:parent-style-name="standard">
      <style:graphic-properties draw:fill-color="#666666" draw:textarea-horizontal-align="justify" draw:textarea-vertical-align="middle" draw:auto-grow-height="false" fo:min-height="2.027cm" fo:min-width="0.761cm"/>
      <style:paragraph-properties style:writing-mode="lr-tb"/>
    </style:style>
    <style:style style:name="gr8" style:family="graphic" style:parent-style-name="standard">
      <style:graphic-properties draw:fill-color="#be480a" draw:textarea-horizontal-align="justify" draw:textarea-vertical-align="middle" draw:auto-grow-height="false" fo:min-height="1.02cm" fo:min-width="0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1.02cm" fo:min-width="2.167cm"/>
    </style:style>
    <style:style style:name="gr10" style:family="graphic" style:parent-style-name="standard">
      <style:graphic-properties draw:fill-color="#127622" draw:textarea-horizontal-align="justify" draw:textarea-vertical-align="middle" draw:auto-grow-height="false" fo:min-height="6.1cm" fo:min-width="9.025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1.655cm" fo:min-width="0.389cm"/>
    </style:style>
    <style:style style:name="gr12" style:family="graphic" style:parent-style-name="standard">
      <style:graphic-properties draw:fill-color="#2a6099" draw:textarea-horizontal-align="justify" draw:textarea-vertical-align="middle" draw:auto-grow-height="false" fo:min-height="3.56cm" fo:min-width="2.04cm"/>
    </style:style>
    <style:style style:name="gr13" style:family="graphic" style:parent-style-name="standard">
      <style:graphic-properties draw:fill-color="#cccccc" draw:textarea-horizontal-align="justify" draw:textarea-vertical-align="middle" draw:auto-grow-height="false" fo:min-height="1.909cm" fo:min-width="1.278cm"/>
    </style:style>
    <style:style style:name="gr14" style:family="graphic" style:parent-style-name="standard">
      <style:graphic-properties draw:fill-color="#4e102d" draw:textarea-horizontal-align="justify" draw:textarea-vertical-align="middle" draw:auto-grow-height="false" fo:min-height="3.56cm" fo:min-width="3.3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b85c00"/>
      <style:paragraph-properties fo:text-align="center"/>
    </style:style>
    <style:style style:name="P4" style:family="paragraph">
      <loext:graphic-properties draw:fill-color="#4e102d"/>
      <style:paragraph-properties fo:text-align="center"/>
    </style:style>
    <style:style style:name="P5" style:family="paragraph">
      <loext:graphic-properties draw:fill-color="#666666"/>
      <style:paragraph-properties fo:text-align="center"/>
      <style:text-properties fo:color="#ff5429"/>
    </style:style>
    <style:style style:name="P6" style:family="paragraph">
      <loext:graphic-properties draw:fill-color="#be480a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127622"/>
      <style:paragraph-properties fo:text-align="center"/>
    </style:style>
    <style:style style:name="P9" style:family="paragraph">
      <loext:graphic-properties draw:fill-color="#2a6099"/>
      <style:paragraph-properties fo:text-align="center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color="#ff5429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6.35cm" svg:x="15.772cm" svg:y="21.5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065cm" svg:height="18.415cm" svg:x="1.167cm" svg:y="8.747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2.54cm" svg:height="2.54cm" svg:x="9.636cm" svg:y="10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2.54cm" svg:height="2.54cm" svg:x="2.651cm" svg:y="10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4.318cm" svg:height="5.08cm" svg:x="5.264cm" svg:y="9.50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6.985cm" svg:height="2.54cm" svg:x="3.921cm" svg:y="10.7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4" draw:layer="layout" svg:width="3.81cm" svg:height="0.254cm" svg:x="3.383cm" svg:y="24.60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1.397cm" svg:height="2.413cm" svg:x="3.764cm" svg:y="26.129cm">
            <text:p text:style-name="P1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6" draw:layer="layout" svg:width="0.127cm" svg:height="1.27cm" svg:x="4.018cm" svg:y="24.85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127cm" svg:height="1.27cm" svg:x="4.78cm" svg:y="24.85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667cm" svg:height="1.27cm" svg:x="3.991cm" svg:y="23.33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1.397cm" svg:height="2.413cm" svg:x="5.542cm" svg:y="26.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6" draw:layer="layout" svg:width="0.127cm" svg:height="1.27cm" svg:x="5.796cm" svg:y="24.8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127cm" svg:height="1.27cm" svg:x="6.558cm" svg:y="24.8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4" draw:layer="layout" svg:width="3.81cm" svg:height="0.254cm" svg:x="7.955cm" svg:y="24.60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1.397cm" svg:height="2.413cm" svg:x="8.336cm" svg:y="26.1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6" draw:layer="layout" svg:width="0.127cm" svg:height="1.27cm" svg:x="8.59cm" svg:y="24.85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127cm" svg:height="1.27cm" svg:x="9.352cm" svg:y="24.85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667cm" svg:height="1.27cm" svg:x="8.563cm" svg:y="23.33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1.397cm" svg:height="2.413cm" svg:x="10.114cm" svg:y="26.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6" draw:layer="layout" svg:width="0.127cm" svg:height="1.27cm" svg:x="10.368cm" svg:y="24.8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127cm" svg:height="1.27cm" svg:x="11.13cm" svg:y="24.8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8" draw:layer="layout" svg:width="9.525cm" svg:height="6.35cm" svg:x="2.802cm" svg:y="16.12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889cm" svg:height="1.905cm" draw:transform="rotate (1.5707963267949) translate (8.898cm 17.9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889cm" svg:height="1.905cm" draw:transform="rotate (1.5707963267949) translate (8.898cm 19.1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889cm" svg:height="1.905cm" draw:transform="rotate (1.5707963267949) translate (8.898cm 20.4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889cm" svg:height="1.905cm" draw:transform="rotate (1.5707963267949) translate (8.898cm 21.7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889cm" svg:height="1.905cm" svg:x="4.326cm" svg:y="17.0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889cm" svg:height="1.905cm" svg:x="4.326cm" svg:y="19.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889cm" svg:height="1.905cm" svg:x="5.596cm" svg:y="17.0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889cm" svg:height="1.905cm" svg:x="5.596cm" svg:y="19.6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889cm" svg:height="1.905cm" draw:transform="rotate (1.5707963267949) translate (6.739cm 17.9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889cm" svg:height="1.905cm" draw:transform="rotate (1.5707963267949) translate (6.739cm 19.1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889cm" svg:height="1.905cm" draw:transform="rotate (1.5707963267949) translate (6.739cm 20.44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889cm" svg:height="1.905cm" draw:transform="rotate (1.5707963267949) translate (6.739cm 21.7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9" draw:layer="layout" svg:width="2.54cm" svg:height="3.81cm" draw:transform="rotate (1.5707963267949) translate (5.542cm 20.796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1.778cm" svg:height="2.159cm" draw:transform="rotate (1.5707963267949) translate (6.431cm 20.415cm)">
            <text:p/>
            <draw:enhanced-geometry svg:viewBox="0 0 21600 21600" draw:type="rectangle" draw:enhanced-path="M 0 0 L 21600 0 21600 21600 0 21600 0 0 Z N"/>
          </draw:custom-shape>
        </draw:g>
        <draw:custom-shape draw:style-name="gr14" draw:text-style-name="P4" draw:layer="layout" svg:width="3.81cm" svg:height="3.81cm" svg:x="17.931cm" svg:y="23.60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667cm" svg:height="1.27cm" svg:x="18.539cm" svg:y="22.3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97cm" svg:height="2.413cm" svg:x="18.312cm" svg:y="24.368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1.397cm" svg:height="2.413cm" svg:x="20.09cm" svg:y="24.368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3.81cm" svg:height="3.81cm" svg:x="22.503cm" svg:y="23.60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667cm" svg:height="1.27cm" svg:x="23.111cm" svg:y="22.3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97cm" svg:height="2.413cm" svg:x="22.884cm" svg:y="24.368cm">
          <text:p text:style-name="P1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1.397cm" svg:height="2.413cm" svg:x="24.662cm" svg:y="24.368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1" draw:layer="layout" svg:width="10.006cm" svg:height="1.673cm" svg:x="15.732cm" svg:y="15.732cm">
          <draw:text-box>
            <text:p>Hammond 1590EEBK is available</text:p>
            <text:p>Looks like a reasonable fit</text:p>
          </draw:text-box>
        </draw:frame>
      </draw:page>
      <draw:page draw:name="page2" draw:style-name="dp1" draw:master-page-name="Default">
        <draw:custom-shape draw:style-name="gr14" draw:text-style-name="P4" draw:layer="layout" svg:width="3.81cm" svg:height="3.81cm" svg:x="4.429cm" svg:y="24.1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667cm" svg:height="1.27cm" svg:x="5.037cm" svg:y="22.8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97cm" svg:height="2.413cm" svg:x="4.81cm" svg:y="24.876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1.397cm" svg:height="2.413cm" svg:x="6.588cm" svg:y="24.876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3.81cm" svg:height="3.81cm" svg:x="9.001cm" svg:y="24.1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667cm" svg:height="1.27cm" svg:x="9.609cm" svg:y="22.8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97cm" svg:height="2.413cm" svg:x="9.382cm" svg:y="24.876cm">
          <text:p text:style-name="P1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1.397cm" svg:height="2.413cm" svg:x="11.16cm" svg:y="24.876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" draw:text-style-name="P8" draw:layer="layout" svg:width="9.525cm" svg:height="6.35cm" svg:x="13.827cm" svg:y="22.20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889cm" svg:height="1.905cm" draw:transform="rotate (1.5707963267949) translate (19.923cm 23.9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889cm" svg:height="1.905cm" draw:transform="rotate (1.5707963267949) translate (19.923cm 25.2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889cm" svg:height="1.905cm" draw:transform="rotate (1.5707963267949) translate (19.923cm 26.5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889cm" svg:height="1.905cm" draw:transform="rotate (1.5707963267949) translate (19.923cm 27.7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889cm" svg:height="1.905cm" svg:x="15.351cm" svg:y="23.0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889cm" svg:height="1.905cm" svg:x="15.351cm" svg:y="25.7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889cm" svg:height="1.905cm" svg:x="16.621cm" svg:y="23.0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889cm" svg:height="1.905cm" svg:x="16.621cm" svg:y="25.7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889cm" svg:height="1.905cm" draw:transform="rotate (1.5707963267949) translate (17.764cm 23.9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889cm" svg:height="1.905cm" draw:transform="rotate (1.5707963267949) translate (17.764cm 25.2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889cm" svg:height="1.905cm" draw:transform="rotate (1.5707963267949) translate (17.764cm 26.5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889cm" svg:height="1.905cm" draw:transform="rotate (1.5707963267949) translate (17.764cm 27.7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9" draw:layer="layout" svg:width="2.54cm" svg:height="3.81cm" svg:x="25.13cm" svg:y="23.47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1.778cm" svg:height="2.159cm" svg:x="25.511cm" svg:y="24.3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54cm" svg:height="2.54cm" svg:x="36.052cm" svg:y="24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2.54cm" svg:height="2.54cm" svg:x="29.067cm" svg:y="24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4.318cm" svg:height="5.08cm" svg:x="31.68cm" svg:y="22.8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6.985cm" svg:height="2.54cm" svg:x="30.337cm" svg:y="24.114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9T08:55:00.232409653</meta:creation-date>
    <dc:date>2020-06-09T10:46:18.639994292</dc:date>
    <meta:editing-duration>PT1H19M34S</meta:editing-duration>
    <meta:editing-cycles>5</meta:editing-cycles>
    <meta:generator>LibreOffice/6.4.3.2$Linux_X86_64 LibreOffice_project/40$Build-2</meta:generator>
    <meta:document-statistic meta:object-count="81"/>
  </office:meta>
</office:document-meta>
</file>